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9ac4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79ac4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79ac4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79ac4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طَّلاَقِ]</text:h>
      <text:p text:style-name="P2" loext:marker-style-name="T2"><text:span text:style-name="T2">¥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يَـٰٓأَيُّهَا‏ </text:span><text:span text:style-name="T5">۰</text:span><text:span text:style-name="T2">لنَّبِىٓءُ اِ۬ذَا طَلَّقْتُمُ </text:span><text:span text:style-name="T5">۴</text:span><text:span text:style-name="T2">لنِّسَآءَ فَطَلِّقُوهُنَّ لِعِدَّتِهِنَّ وَأَحْصُواْ </text:span><text:span text:style-name="T5">۴</text:span><text:span text:style-name="T2">لْعِدَّةَؐ وَاتَّقُواْ </text:span><text:span text:style-name="T5">۴</text:span><text:span text:style-name="T2">للَّهَ رَبَّكُمْؐ لاَ تُخْرۣجُوهُنَّ مِنۢ بُيُوتِهِنَّؐ وَلاَ يَخْرُجْنَ إِلٓاَّ أَنْ يَّاتِينَ بِفَـٰحِشَةٍ مُّبَيِّنَةٍؐ وَتِلْكَ حُدُودُ </text:span><text:span text:style-name="T5">۴</text:span><text:span text:style-name="T2">للَّهِؐ وَمَنْ يَّتَعَدَّ حُدُودَ </text:span><text:span text:style-name="T5">۰</text:span><text:span text:style-name="T2">للَّهِ فَقَد ظَّلَمَ نَفْسَهُؐ, لاَ تَدْرۣى لَعَــلَّ </text:span><text:span text:style-name="T5">۰</text:span><text:span text:style-name="T2">للَّهَ يُحْدِثُ بَعْدَ ذَ؛لِكَ أَمْراًؐ </text:span><text:span text:style-name="T3">(1)</text:span><text:span text:style-name="T2"> فَإِذَا بَلَغْــنَ أَجَلَهُــنَّ فَأَمْسِكُوهُنَّ بِمَعْرُوفٖ اَوْ فَارۣقُوهُنَّ بِمَعْرُوفٍؐ وَأَشْهِدُواْ ذَوَىْ عَدْلٍ مِّنكُمْؐ وَأَقِيمُواْ </text:span><text:span text:style-name="T5">۴</text:span><text:span text:style-name="T2">لشَّهَـٰدَةَ لِلهِؐ ذَ؛لِكُمْ يُوعَظُ بِهِ” مَــن كَانَ يُومِنُ بِاللَّهِ وَالْيَوْمِ </text:span><text:span text:style-name="T5">۱</text:span><text:span text:style-name="T2">لاَخِرۣؐ وَمَنْ يَّتَّقِ </text:span><text:span text:style-name="T5">۱</text:span><text:span text:style-name="T2">للَّهَ يَجْعَل لَّهُ„ مَخْرَجاً </text:span><text:span text:style-name="T3">(2)</text:span><text:span text:style-name="T2"> وَيَرْزُقْهُ مِــنْ حَيْثُ لاَ يَحْتَسِبُؐ وَمَنْ يَّتَوَكَّــلْ عَلَــي </text:span><text:span text:style-name="T5">۰</text:span><text:span text:style-name="T2">للَّهِ فَهُوَ حَسْبُهُؐ; إِنَّ </text:span><text:span text:style-name="T5">۰</text:span><text:span text:style-name="T2">للَّهَ بَـٰلِغ٘ اَمْرَهُؐ, قَدْ جَعَــلَ </text:span><text:span text:style-name="T5">۰</text:span><text:span text:style-name="T2">للَّهُ لِكُــلّۣ شَيْءٍ قَدْراًؐ </text:span><text:span text:style-name="T3">(3)</text:span><text:span text:style-name="T2"> وَاﹾ يَئِسْــنَ مِنَ </text:span><text:span text:style-name="T5">۰</text:span><text:span text:style-name="T2">ڤْمَحِيضِ مِن نِّسَآئِكُمُ; إِنِ 'رْتَبْتُمْ فَعِدَّتُهُنَّ ثَـچَثَةُ أَشْهُرٍ وَاﹾ لَمْ يَحِضْنَؐ وَٱُوْچَتُ </text:span><text:span text:style-name="T5">۴</text:span><text:span text:style-name="T2">لاَحْمَالِ أَجَلُهُنَّ</text:span></text:p>
      <text:p text:style-name="P3" loext:marker-style-name="T2"/>
      <text:p text:style-name="P4" loext:marker-style-name="T2"><text:span text:style-name="T2">581</text:span></text:p>
      <text:p text:style-name="P2" loext:marker-style-name="T2"><text:span text:style-name="T2">أَنْ يَّضَعْــنَ حَمْلَهُنَّؐ وَمَنْ يَّتَّـقِ </text:span><text:span text:style-name="T5">۱</text:span><text:span text:style-name="T2">للَّهَ يَجْعَل لَّهُ„ مِنَ اَمْرۣهِ” يُسْراًؐ </text:span><text:span text:style-name="T3">(4)</text:span><text:span text:style-name="T2"> ذَ؛لِــكَ أَمْرُ </text:span><text:span text:style-name="T5">۴</text:span><text:span text:style-name="T2">للَّهِ أَنزَلَهُ; إِلَيْكُمْؐ وَمَنْ يَّتَّـقِ </text:span><text:span text:style-name="T5">۱</text:span><text:span text:style-name="T2">للَّهَ يُكَفِّرْ عَنْهُ سَيِّـَٔاتِهِ” وَيُعْظِمْ لَهُ; أَجْراٗؐ </text:span><text:span text:style-name="T3">(5)</text:span><text:span text:style-name="T2"> اَسْكِنُوهُــنَّ مِنْ حَيْثُ سَكَنتُم مِّنْ وُّجْدِكُمْؐ وَلاَ تُضَآرُّوهُــنَّ لِتُضَيِّقُواْ عَلَيْهِنَّؐ وَإِن كُنَّ ٱُوْچَتِ حَمْــلٍ فَأَنفِقُواْ عَلَيْهِــنَّ حَتَّيٰ يَضَعْــنَ حَمْلَهُنَّؐ فَإِنَ اَرْضَعْــنَ لَكُمْ فَـَٔاتُوهُنَّ ٱُجُورَهُنَّ وَاتَمِرُواْ بَيْنَكُم بِمَعْرُوفٍؐ ® وَإِن تَعَاسَرْتُمْ فَسَتُرْضِعُ لَهُ; ٱُخْرۭيٰؐ </text:span><text:span text:style-name="T3">(6)</text:span><text:span text:style-name="T2"> لِيُنفِقْ ذُو سَعَةٍ مِّــن سَعَتِهِؐ” وَمَن قُدِرَ عَلَيْهِ رۣزْقُهُ„ فَلْيُنفِقْ مِمَّآ ءَاتۭيٰهُ </text:span><text:span text:style-name="T5">۴</text:span><text:span text:style-name="T2">للَّهُؐ لاَ يُكَلِّفُ </text:span><text:span text:style-name="T5">۴</text:span><text:span text:style-name="T2">للَّهُ نَفْساٗ اِلاَّ مَآ ءَاتۭيٰهَاؐ سَيَجْعَــلُ </text:span><text:span text:style-name="T5">۴</text:span><text:span text:style-name="T2">للَّهُ بَعْدَ عُسْرٍ يُسْراًؐ </text:span><text:span text:style-name="T3">(7)</text:span><text:span text:style-name="T2"> وَكَأَيِّن مِّن قَرْيَةٖ عَتَتْ عَنَ اَمْرۣ رَبِّهَا وَرُسُلِهِ” فَحَاسَبْنَـٰهَا حِسَاباً شَدِيداً وَعَذَّبْنَـٰهَا عَذَاباً نُّكُراً </text:span><text:span text:style-name="T3">(8)</text:span><text:span text:style-name="T2"> فَذَاقَتْ وَبَالَ أَمْرۣهَاؐ وَكَانَ عَـٰقِبَةُ أَمْرۣهَا خُسْراٗؐ </text:span><text:span text:style-name="T3">(9)</text:span><text:span text:style-name="T2"> اَعَدَّ </text:span><text:span text:style-name="T5">۰</text:span><text:span text:style-name="T2">للَّهُ لَهُمْ عَذَاباً شَدِيداًؐ فَاتَّقُواْ </text:span><text:span text:style-name="T5">۴</text:span><text:span text:style-name="T2">للَّهَ يَـٰٓٱُوْلِى </text:span><text:span text:style-name="T5">۱</text:span><text:span text:style-name="T2">لاَلْبَـٰبِؐ </text:span><text:span text:style-name="T5">۱</text:span><text:span text:style-name="T2">لذِيــنَ ءَامَنُواْ قَدَ اَنزَلَ </text:span><text:span text:style-name="T5">۰</text:span><text:span text:style-name="T2">للَّهُ إِلَيْكُمْ ذِكْراًؐ </text:span><text:span text:style-name="T3">(10)</text:span><text:span text:style-name="T2"> رَّسُولًا يَتْلُواْ عَلَيْكُمُ; ءَايَـٰتِ </text:span><text:span text:style-name="T5">۱</text:span><text:span text:style-name="T2">للَّهِ مُبَيَّنَـٰتٍ ڤِّيُخْرۣجَ </text:span><text:span text:style-name="T5">۰</text:span><text:span text:style-name="T2">لذِينَ</text:span></text:p>
      <text:p text:style-name="P3" loext:marker-style-name="T2"/>
      <text:p text:style-name="P4" loext:marker-style-name="T2"><text:span text:style-name="T2">582</text:span></text:p>
      <text:p text:style-name="P2" loext:marker-style-name="T2"><text:span text:style-name="T2">ءَامَنُواْ وَعَمِلُواْ </text:span><text:span text:style-name="T5">۴</text:span><text:span text:style-name="T2">ڤصَّـٰڤِحَـٰتِ مِــنَ </text:span><text:span text:style-name="T5">۰</text:span><text:span text:style-name="T2">لظُّلُمَـٰتِ إِلَــي </text:span><text:span text:style-name="T5">۰</text:span><text:span text:style-name="T2">لنُّورۣؐ وَمَنْ يُّومِـنۢ بِاللَّهِ وَيَعْمَــلْ صَـٰڤِحاً نُّدْخِلْهُ جَنَّـٰتٍ تَجْرۣى مِن تَحْتِهَا </text:span><text:span text:style-name="T5">۰</text:span><text:span text:style-name="T2">لاَنْهَـٰرُ خَـٰلِدِينَ فِيهَآ أَبَداً قَدَ اَحْسَــنَ </text:span><text:span text:style-name="T5">۰</text:span><text:span text:style-name="T2">للَّهُ لَهُ„ رۣزْقاٗؐ </text:span><text:span text:style-name="T3">(11)</text:span><text:span text:style-name="T2"> </text:span><text:span text:style-name="T5">۱</text:span><text:span text:style-name="T2">للَّهُ </text:span><text:span text:style-name="T5">۴ﻟ﮲</text:span><text:span text:style-name="T2"> خَلَقَ سَبْعَ سَمَـٰوَ؛تٍ وَمِــنَ </text:span><text:span text:style-name="T5">۰</text:span><text:span text:style-name="T2">لاَرْضِ مِثْلَهُنَّؐ يَتَنَزَّلُ </text:span><text:span text:style-name="T5">۴</text:span><text:span text:style-name="T2">لاَمْرُ بَيْنَهُــنَّ لِتَعْلَمُوٓاْ أَنَّ </text:span><text:span text:style-name="T5">۰</text:span><text:span text:style-name="T2">للَّهَ عَلَــيٰ كُلِّ شَيْءٍ قَدِيرٌ وَأَنَّ </text:span><text:span text:style-name="T5">۰</text:span><text:span text:style-name="T2">للَّهَ قَدَ اَحَاطَ بِكُــلّۣ شَيْءٖ عِلْماً </text:span><text:span text:style-name="T3">(12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3:29.654877252</meta:creation-date>
    <dc:date>2025-03-03T14:23:42.141703071</dc:date>
    <meta:editing-duration>PT14S</meta:editing-duration>
    <meta:editing-cycles>1</meta:editing-cycles>
    <meta:document-statistic meta:table-count="0" meta:image-count="0" meta:object-count="0" meta:page-count="3" meta:paragraph-count="6" meta:word-count="310" meta:character-count="1665" meta:non-whitespace-character-count="1361"/>
    <meta:generator>LibreOffice/24.8.2.1$Linux_X86_64 LibreOffice_project/0f794b6e29741098670a3b95d60478a65d05ef13</meta:generator>
  </office:meta>
</office:document-meta>
</file>